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LIANÇAS</text:p>
      <text:p text:style-name="Date">2017-07-21T17:00:00+09:00</text:p>
      <text:p text:style-name="Text_20_body">Traduzido de MORRISH BIBLE DICTIONARY</text:p>
      <text:h text:style-name="Heading_20_1" text:outline-level="1">ALIANÇAS</text:h>
      <text:p text:style-name="First_20_paragraph">Deus faz Suas alianças por conta própria, sem consultar o homem. Com Noé Deus fez uma aliança de que não voltaria a destruir o mundo com um dilúvio, e como garantia daquele concerto Ele colocou o arco-íris nas nuvens (<text:a xlink:type="simple" xlink:href="http://bibliaonline.com.br/acf/gn/9/8-17" office:name=""><text:span text:style-name="Definition">Gênesis 9:8-17</text:span></text:a>). Este tipo de aliança assume a forma de uma promessa incondicional. Assim foi a aliança que Deus fez com Abraão, primeiro para com sua posteridade biológica em <text:a xlink:type="simple" xlink:href="http://bibliaonline.com.br/acf/gn/15/4-6" office:name=""><text:span text:style-name="Definition">Gênesis 15:4-6</text:span></text:a> e depois no sentido de seu descendente, Cristo (<text:a xlink:type="simple" xlink:href="http://bibliaonline.com.br/acf/gn/22/15-18" office:name=""><text:span text:style-name="Definition">Gênesis 22:15-18</text:span></text:a>). A Abraão Deus também deu a aliança da circuncisão (<text:a xlink:type="simple" xlink:href="http://bibliaonline.com.br/acf/gn/17/10-14" office:name=""><text:span text:style-name="Definition">Gênesis 17:10-14</text:span></text:a>; <text:a xlink:type="simple" xlink:href="http://bibliaonline.com.br/acf/atos/7/8" office:name=""><text:span text:style-name="Definition">Atos 7:8</text:span></text:a>), um selo da justiça da fé (<text:a xlink:type="simple" xlink:href="http://bibliaonline.com.br/acf/rm/4/11" office:name=""><text:span text:style-name="Definition">Romanos 4:11</text:span></text:a>).</text:p>
      <text:p text:style-name="Text_20_body">A aliança com os filhos de Israel no Monte Sinai, por outro lado, foi condicional: se eles fossem obedientes e guardassem a lei, seriam abençoados; mas se fossem desobedientes, eles seriam amaldiçoados. (<text:a xlink:type="simple" xlink:href="http://bibliaonline.com.br/acf/dt/27" office:name=""><text:span text:style-name="Definition">Deuteronômio 27</text:span></text:a>, <text:a xlink:type="simple" xlink:href="http://bibliaonline.com.br/acf/dt/28" office:name=""><text:span text:style-name="Definition">28</text:span></text:a>).</text:p>
      <text:p text:style-name="Text_20_body">Na Epístola aos Gálatas o apóstolo argumenta que "a promessa" feita por Deus, "o testamento (concerto) anteriormente confirmado por Deus em Cristo", não podia ser afetada pela lei que foi dada 430 anos depois (<text:a xlink:type="simple" xlink:href="http://bibliaonline.com.br/acf/gl/3/16,17" office:name=""><text:span text:style-name="Definition">Gálatas 3:16,17</text:span></text:a>). Tendo a promessa sido feita através de Cristo, o apóstolo podia acrescentar, a respeito dos crentes gentios, que "se sois de Cristo, então, sois descendência de Abraão e herdeiros conforme a promessa". (<text:a xlink:type="simple" xlink:href="http://bibliaonline.com.br/acf/gl/3/29" office:name=""><text:span text:style-name="Definition">Gálatas 3:29</text:span></text:a>).</text:p>
      <text:p text:style-name="Text_20_body">A NOVA ALIANÇA Esta é uma aliança incondicional que Deus declarou que iria fazer com as casas de Judá e Israel: colocaria Suas leis em suas mentes e as escreveria em seus corações; Ele seria seu Deus, e perdoaria sua maldade e nunca mais se lembraria de seus pecados (<text:a xlink:type="simple" xlink:href="http://bibliaonline.com.br/acf/jr/31/31-34" office:name=""><text:span text:style-name="Definition">Jeremias 31:31-34</text:span></text:a>). O fundamento disso foi lançado na cruz. Isso fica às vezes obscuro em algumas versões que não são traduzidas de forma uniforme. Às vezes aparece como 'testamento', outras como 'concerto' ou 'aliança'.</text:p>
      <text:p text:style-name="Text_20_body">Por ocasião da instituição da ceia do Senhor o Senhor referiu-se ao Seu sangue como 'o sangue da nova aliança' (<text:a xlink:type="simple" xlink:href="http://bibliaonline.com.br/acf/mt/26/28" office:name=""><text:span text:style-name="Definition">Mateus 26:28</text:span></text:a>; <text:a xlink:type="simple" xlink:href="http://bibliaonline.com.br/acf/1co/11/25" office:name=""><text:span text:style-name="Definition">1 Coríntios 11:25</text:span></text:a>); e 'Ele é o mediador da nova aliança' (<text:a xlink:type="simple" xlink:href="http://bibliaonline.com.br/acf/hb/9/15" office:name=""><text:span text:style-name="Definition">Hebreus 9:15</text:span></text:a>; <text:a xlink:type="simple" xlink:href="http://bibliaonline.com.br/acf/hb/12/24" office:name=""><text:span text:style-name="Definition">Hebreus 12:24</text:span></text:a>). Disso deduzimos que embora essa aliança com Israel ainda seja futura, é sobre o princípio que a rege, isto é, o princípio da graça soberana, que Deus está agindo hoje enquanto estabelece os termos sobre os quais trata o Seu povo, sendo o Senhor Jesus o Mediador, por intermédio de quem todas as bênçãos ficam asseguradas.</text:p>
      <text:p text:style-name="Text_20_body">Veja <text:a xlink:type="simple" xlink:href="http://bibliaonline.com.br/acf/rm/5/1-10" office:name=""><text:span text:style-name="Definition">Romanos 5:1-10</text:span></text:a> e <text:a xlink:type="simple" xlink:href="http://bibliaonline.com.br/acf/2co/3" office:name=""><text:span text:style-name="Definition">2 Coríntios 3</text:span></text:a> onde Paulo fala de si mesmo e daqueles com ele como 'ministros de um Novo Testamento", não da letra que mata, mas do Espírito que vivifica (<text:a xlink:type="simple" xlink:href="http://bibliaonline.com.br/acf/2co/3/6" office:name=""><text:span text:style-name="Definition">2 Coríntios 3:6</text:span></text:a>).</text:p>
      <text:p text:style-name="Text_20_body">Traduzido de Morrish Bible Dic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IANÇAS</dc:title>
  </office:meta>
</office:document-meta>
</file>